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Preformatted_20_Text"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5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6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7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9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Text_20_body" style:list-style-name="L10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Text_20_body" style:list-style-name="L11">
      <style:paragraph-properties fo:margin-top="0in" fo:margin-bottom="0in"/>
    </style:style>
    <style:style style:name="P29" style:family="paragraph" style:parent-style-name="Preformatted_20_Text">
    </style:style>
    <style:style style:name="P30" style:family="paragraph" style:parent-style-name="Text_20_body" style:list-style-name="L12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Text_20_body" style:list-style-name="L13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Text_20_body" style:list-style-name="L14">
      <style:paragraph-properties fo:margin-top="0in" fo:margin-bottom="0in"/>
    </style:style>
    <style:style style:name="P35" style:family="paragraph" style:parent-style-name="Text_20_body" style:list-style-name="L15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Text_20_body" style:list-style-name="L16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Text_20_body" style:list-style-name="L17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Text_20_body" style:list-style-name="L18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19">
      <style:paragraph-properties fo:margin-top="0in" fo:margin-bottom="0in"/>
    </style:style>
    <style:style style:name="P48" style:family="paragraph" style:parent-style-name="Preformatted_20_Text">
    </style:style>
  </office:automatic-styles>
  <office:body>
    <office:text>
      <text:h text:style-name="Heading_20_1" text:outline-level="1">Solución ejercicios básicos de Git, GitHub y Markdown</text:h>
      <text:h text:style-name="Heading_20_2" text:outline-level="2">Repositorio masteruah</text:h>
      <text:list text:style-name="L1">
        <text:list-item>
          <text:p text:style-name="P1">Crear un repositorio en vuestro GitHub llamado <text:span text:style-name="T1">masteruah</text:span>.</text:p>
        </text:list-item>
      </text:list>
      <text:p text:style-name="P2">En el menú de GitHub &gt; Pulsar en el icono “+” &gt; Pinchar en “New repository”</text:p>
      <text:list text:style-name="L2">
        <text:list-item>
          <text:p text:style-name="P3">Clonar vuestro repositio en local.</text:p>
        </text:list-item>
      </text:list>
      <text:p text:style-name="P4">git clone git@github.com:asanzdiego/masteruah.git</text:p>
      <text:h text:style-name="Heading_20_2" text:outline-level="2">README</text:h>
      <text:list text:style-name="L3">
        <text:list-item>
          <text:p text:style-name="P5">Crear (si no lo habéis creado ya) en vuestro repositorio local un documento <text:span text:style-name="T2">README.md</text:span>.</text:p>
        </text:list-item>
      </text:list>
      <text:p text:style-name="P6">Notas: en este documento tendreís que ir poniendo los <text:span text:style-name="T3">comandos</text:span> que habéis tenido que utilizar durante todos los ejercicios y las <text:span text:style-name="T4">explicaciones</text:span><text:span text:style-name="T5"> </text:span><text:span text:style-name="T6">y</text:span><text:span text:style-name="T7"> </text:span><text:span text:style-name="T8">capturas</text:span><text:span text:style-name="T9"> </text:span><text:span text:style-name="T10">de</text:span><text:span text:style-name="T11"> </text:span><text:span text:style-name="T12">pantalla</text:span> que consideréis <text:span text:style-name="T13">necesarias</text:span>.</text:p>
      <text:p text:style-name="P7">touch README.md</text:p>
      <text:h text:style-name="Heading_20_2" text:outline-level="2">Commit inicial</text:h>
      <text:list text:style-name="L4">
        <text:list-item>
          <text:p text:style-name="P8">Añadir al README.md los comanddos utilizados hasta ahora y hacer un coomit inicial con el mensaje <text:span text:style-name="T14">commit</text:span><text:span text:style-name="T15"> </text:span><text:span text:style-name="T16">inicial</text:span>.</text:p>
        </text:list-item>
      </text:list>
      <text:p text:style-name="P9">git add .</text:p>
      <text:p text:style-name="P10">git commit -m "commit inicial"</text:p>
      <text:h text:style-name="Heading_20_2" text:outline-level="2">Push inicial</text:h>
      <text:list text:style-name="L5">
        <text:list-item>
          <text:p text:style-name="P11">Subir los cambios al repositorio remoto.</text:p>
        </text:list-item>
      </text:list>
      <text:p text:style-name="P12">git push origin master</text:p>
      <text:h text:style-name="Heading_20_2" text:outline-level="2">Ignorar archivos</text:h>
      <text:list text:style-name="L6">
        <text:list-item>
          <text:p text:style-name="P13">Crear en el repositorio local un fichero llamado <text:span text:style-name="T17">privado.txt</text:span>.</text:p>
        </text:list-item>
      </text:list>
      <text:p text:style-name="P14">touch privado.txt</text:p>
      <text:list text:style-name="L7">
        <text:list-item>
          <text:p text:style-name="P15">Crear en el repositorio local una carpeta llamada <text:span text:style-name="T18">privada</text:span>.</text:p>
        </text:list-item>
      </text:list>
      <text:p text:style-name="P16">mkdir privada</text:p>
      <text:list text:style-name="L8">
        <text:list-item>
          <text:p text:style-name="P17">Realizar los cambios oportunos para que tanto el archivo como la carpeta sean ignorados por git.</text:p>
        </text:list-item>
      </text:list>
      <text:p text:style-name="P18">echo "privado.txt" &gt; .gitignore</text:p>
      <text:p text:style-name="P19">echo "/privada" &gt;&gt; .gitignore</text:p>
      <text:p text:style-name="P20">git add .</text:p>
      <text:p text:style-name="P21">git commit -m "añadido fichero .gitignore"</text:p>
      <text:h text:style-name="Heading_20_2" text:outline-level="2">Añadir fichero 1.txt</text:h>
      <text:list text:style-name="L9">
        <text:list-item>
          <text:p text:style-name="P22">Añadir fichero <text:span text:style-name="T19">1.txt</text:span> al repositorio local.</text:p>
        </text:list-item>
      </text:list>
      <text:p text:style-name="P23">touch 1.txt</text:p>
      <text:p text:style-name="P24">git add .</text:p>
      <text:p text:style-name="P25">git commit -m "añadido 1.txt"</text:p>
      <text:h text:style-name="Heading_20_2" text:outline-level="2">Crear el tag v0.1</text:h>
      <text:list text:style-name="L10">
        <text:list-item>
          <text:p text:style-name="P26">Crear un tag <text:span text:style-name="T20">v0.1</text:span>.</text:p>
        </text:list-item>
      </text:list>
      <text:p text:style-name="P27">git tag v0.1</text:p>
      <text:h text:style-name="Heading_20_2" text:outline-level="2">Subir el tag v0.1</text:h>
      <text:list text:style-name="L11">
        <text:list-item>
          <text:p text:style-name="P28">Subir los cambios al repositorio remoto.</text:p>
        </text:list-item>
      </text:list>
      <text:p text:style-name="P29">git push --tag origin master</text:p>
      <text:h text:style-name="Heading_20_2" text:outline-level="2">Cuenta de GitHub</text:h>
      <text:list text:style-name="L12">
        <text:list-item>
          <text:p text:style-name="P30">Poner una foto en vuestro perfil de GitHub.</text:p>
        </text:list-item>
      </text:list>
      <text:p text:style-name="P31">En el menú de GitHub &gt; Pulsar en la imágen de tu avatar &gt; Pinchar en “Settings” &gt; Pinchar en "Profile"</text:p>
      <text:list text:style-name="L13">
        <text:list-item>
          <text:p text:style-name="P32">Poner el doble factor de autentificación en vuestra cuenta de GitHub.</text:p>
        </text:list-item>
      </text:list>
      <text:p text:style-name="P33">En el menú de GitHub &gt; Pulsar en la imágen de tu avatar &gt; Pinchar en “Settings” &gt; Pinchar en "Security"</text:p>
      <text:list text:style-name="L14">
        <text:list-item>
          <text:p text:style-name="P34">Añadir (si no lo habéis hecho ya) la clave pública que se corresponde a tu ordenador.</text:p>
        </text:list-item>
      </text:list>
      <text:p text:style-name="First_20_paragraph"><text:a xlink:type="simple" xlink:href="https://help.github.com/articles/generating-ssh-keys/" office:name=""><text:span text:style-name="Definition">Seguir esta guía</text:span></text:a></text:p>
      <text:h text:style-name="Heading_20_2" text:outline-level="2">Uso social de GitHub</text:h>
      <text:list text:style-name="L15">
        <text:list-item>
          <text:p text:style-name="P35">Preguntar los nombres de usuario de GitHub de tus compañeros de clase, búscalos, y sigueles.</text:p>
        </text:list-item>
      </text:list>
      <text:p text:style-name="P36">Ir a http://github.com/usuario y pulsar en "Follow"</text:p>
      <text:list text:style-name="L16">
        <text:list-item>
          <text:p text:style-name="P37">Seguir los repositorios <text:span text:style-name="T21">masteruah</text:span> del resto de tus compañeros.</text:p>
        </text:list-item>
      </text:list>
      <text:p text:style-name="P38">Ir a http://github.com/usuario y pulsar en "Follow"</text:p>
      <text:list text:style-name="L17">
        <text:list-item>
          <text:p text:style-name="P39">Añadir una estrella a los repositorios <text:span text:style-name="T22">masteruah</text:span> del resto de tus compañeros.</text:p>
        </text:list-item>
      </text:list>
      <text:p text:style-name="P40">Ir a http://github.com/usuario/masteruah y pulsar en "Star"</text:p>
      <text:h text:style-name="Heading_20_2" text:outline-level="2">Crear una tabla</text:h>
      <text:list text:style-name="L18">
        <text:list-item>
          <text:p text:style-name="P41">Crear una tabla de este estilo en el fichero <text:span text:style-name="T23">README.md</text:span> con la información de varios de tus compañeros de clase:</text:p>
        </text:list-item>
      </text:list>
      <text:p text:style-name="P42">| <text:s text:c="7"/>NOMBRE <text:s text:c="9"/>| <text:s text:c="20"/>GITHUB <text:s text:c="23"/>|</text:p>
      <text:p text:style-name="P43">|------------------------|---------------------------------------------------|</text:p>
      <text:p text:style-name="P44">| Nombre del compañero 1 | [enlace a github 1](http://github.com/asanzdiego) |</text:p>
      <text:p text:style-name="P45">| Nombre del compañero 2 | [enlace a github 1](http://github.com/asanzdiego) |</text:p>
      <text:p text:style-name="P46">| Nombre del compañero 3 | [enlace a github 3](http://github.com/asanzdiego) |</text:p>
      <text:h text:style-name="Heading_20_2" text:outline-level="2">Colaboradores</text:h>
      <text:list text:style-name="L19">
        <text:list-item>
          <text:p text:style-name="P47">Poner a <text:a xlink:type="simple" xlink:href="http://github.com/asanzdiego" office:name=""><text:span text:style-name="Definition">github.com/asanzdiego</text:span></text:a> como colaborador del repositorio <text:span text:style-name="T24">masteruah</text:span></text:p>
        </text:list-item>
      </text:list>
      <text:p text:style-name="P48">Ir a http://github.com/usuario/masteruah &gt; Pinchar en "Settings" &gt; Pinchar en "Collaborator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